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name-asian="Liberation Serif" style:font-size-asian="12pt" style:font-size-complex="12pt"/>
    </style:style>
    <style:style style:name="T3" style:family="text">
      <style:text-properties style:font-name="Liberation Serif" style:font-name-asian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2">相似矩阵</text:span></text:span></text:h>
      <text:p text:style-name="Text_20_body"><text:span text:style-name="Source_20_Text"><text:span text:style-name="T3"><text:s text:c="4"/>• SVD分解矩阵A时（A = U*Σ*VT），由于分解的U和VT矩阵都是正交矩阵对向量只有旋转作用没有拉伸作用。所以求AX=0，实质上需要通过拉伸项Σ 使向量X压缩到最小。</text:span></text:span></text:p>
      <text:p text:style-name="Text_20_body"><text:span text:style-name="Source_20_Text"><text:span text:style-name="T3"><text:s text:c="6"/></text:span></text:span></text:p>
      <text:p text:style-name="Text_20_body"><text:span text:style-name="Source_20_Text"><text:span text:style-name="T3"><text:s text:c="4"/>• 理解： 为了方便理解应该把P^(-1)*A*P = B可以写成P*A*P^(-1) = B的形式，若一个向量左乘P^(-1)，即把在世界坐标系中描述的向量转化为P表示的坐标系中进行描述。然后，再左乘A矩阵表示在P坐标系中进行A表示的变换。最后，再左乘P矩阵表示把P坐标系中进过变化的向量再用世界坐标系中的向量进行描述。</text:span></text:span></text:p>
      <text:p text:style-name="Text_20_body"><text:span text:style-name="Source_20_Text"><text:span text:style-name="T3"><text:s text:c="6"/></text:span></text:span></text:p>
      <text:p text:style-name="Text_20_body"><text:span text:style-name="Source_20_Text"><text:span text:style-name="T3"><text:s text:c="4"/>• 例子：反对称矩阵t^ = k*U*Z*UT（U坐标系的Z轴即为t^ 表示的旋转轴，而Z表示的变换为X和Y轴坐标进行交换，并把X轴坐标变为负），该矩阵对一个向量的作用是，可以把该向量变换成与它和 t^ 表示的向量垂直的一个向量（物理上可以看做绕t^ 表示的旋转轴，以该向量为半径的速度方向）。用相似矩阵来解释就是，通过左乘UT把该向量由世界坐标系变换成U矩阵表示的坐标系描述的向量（注意这里若是左乘U，表示把U矩阵表示的坐标系中的该向量用世界坐标系描述）。然后，在U矩阵表示的坐标系中进行Z变换。最后再左乘U把变换后的向量转化为世界坐标系描述的向量。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55:27.144057617</dc:date>
    <meta:editing-duration>PT34M2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65" meta:character-count="552" meta:non-whitespace-character-count="511"/>
  </office:meta>
</office:document-meta>
</file>